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Utils.prioritizeInterceptors( String [ ] intercepto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InterceptorUtils.Intercepto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